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Light" svg:font-family="'Roboto Light'" style:font-pitch="variable"/>
    <style:font-face style:name="Roboto Serif" svg:font-family="'Roboto Serif'" style:font-family-generic="roman" style:font-pitch="variable"/>
  </office:font-face-decls>
  <office:automatic-styles>
    <style:style style:name="P1" style:family="paragraph" style:parent-style-name="Standard">
      <style:text-properties style:font-name="Roboto Light" fo:font-size="11pt" officeooo:rsid="0003d3d8" style:font-size-asian="11pt" style:font-size-complex="11pt"/>
    </style:style>
    <style:style style:name="P2" style:family="paragraph" style:parent-style-name="Standard">
      <style:text-properties style:font-name="Roboto Light" fo:font-size="11pt" officeooo:rsid="0003d3d8" officeooo:paragraph-rsid="0003d3d8" style:font-size-asian="11pt" style:font-size-complex="11pt"/>
    </style:style>
    <style:style style:name="P3" style:family="paragraph" style:parent-style-name="Standard">
      <style:paragraph-properties fo:line-height="150%" fo:text-align="justify" style:justify-single-word="false"/>
      <style:text-properties style:font-name="Roboto Light" fo:font-size="11pt" officeooo:rsid="0003d3d8" officeooo:paragraph-rsid="0005af30" style:font-size-asian="11pt" style:font-size-complex="11pt"/>
    </style:style>
    <style:style style:name="P4" style:family="paragraph" style:parent-style-name="Standard">
      <style:text-properties style:font-name="Roboto Light" fo:font-size="11pt" officeooo:rsid="0005af30" officeooo:paragraph-rsid="0005af30" style:font-size-asian="11pt" style:font-size-complex="11pt"/>
    </style:style>
    <style:style style:name="P5" style:family="paragraph" style:parent-style-name="Standard">
      <style:paragraph-properties fo:text-align="justify" style:justify-single-word="false"/>
      <style:text-properties style:font-name="Roboto Light" fo:font-size="11pt" officeooo:rsid="0006ab02" officeooo:paragraph-rsid="0006ab02" style:font-size-asian="11pt" style:font-size-complex="11pt"/>
    </style:style>
    <style:style style:name="P6" style:family="paragraph" style:parent-style-name="Standard">
      <style:paragraph-properties fo:line-height="150%" fo:text-align="justify" style:justify-single-word="false"/>
      <style:text-properties style:font-name="Roboto Light" fo:font-size="11pt" officeooo:rsid="0006ab02" officeooo:paragraph-rsid="0006ab02" style:font-size-asian="11pt" style:font-size-complex="11pt"/>
    </style:style>
    <style:style style:name="P7" style:family="paragraph" style:parent-style-name="Standard">
      <style:text-properties style:font-name="Roboto Light" fo:font-size="11pt" officeooo:rsid="0007c94e" officeooo:paragraph-rsid="0007c94e" style:font-size-asian="11pt" style:font-size-complex="11pt"/>
    </style:style>
    <style:style style:name="P8" style:family="paragraph" style:parent-style-name="Standard">
      <style:text-properties style:font-name="Roboto Serif" fo:font-size="12pt" officeooo:rsid="0005876d" officeooo:paragraph-rsid="0005876d" style:font-size-asian="12pt" style:font-size-complex="12pt"/>
    </style:style>
    <style:style style:name="P9" style:family="paragraph" style:parent-style-name="Standard">
      <style:text-properties style:font-name="Roboto Serif" fo:font-size="14pt" officeooo:rsid="0005876d" officeooo:paragraph-rsid="0005af30" style:font-size-asian="12pt" style:font-size-complex="12pt"/>
    </style:style>
    <style:style style:name="P10" style:family="paragraph" style:parent-style-name="Standard">
      <style:text-properties fo:font-variant="normal" fo:text-transform="none" fo:color="#000000" loext:opacity="100%" style:text-line-through-style="none" style:text-line-through-type="none" style:font-name="Roboto Light" fo:font-size="11pt" fo:font-style="normal" style:text-underline-style="none" fo:font-weight="normal" officeooo:rsid="0003d3d8" officeooo:paragraph-rsid="0005af30" style:text-blinking="false" fo:background-color="transparent" style:font-size-asian="11pt" style:font-size-complex="11pt"/>
    </style:style>
    <style:style style:name="T1" style:family="text">
      <style:text-properties officeooo:rsid="0005876d"/>
    </style:style>
    <style:style style:name="T2" style:family="text">
      <style:text-properties style:text-position="super 58%" officeooo:rsid="0005876d"/>
    </style:style>
    <style:style style:name="T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quiries, Investigation &amp; Immersion</text:span> | <text:span text:style-name="T1">3</text:span><text:span text:style-name="T2">rd</text:span><text:span text:style-name="T1"> </text:span>Quarter</text:p>
      <text:p text:style-name="P8">Statement of the Problem</text:p>
      <text:p text:style-name="P7">February 21 2022</text:p>
      <text:p text:style-name="P2"/>
      <text:p text:style-name="P9">Existing</text:p>
      <text:p text:style-name="P10"/>
      <text:p text:style-name="P3"><text:span text:style-name="T3"><text:tab/>The problem that this study seeks to address is the usage of background music during online classes and studies, on whether they are beneficial to the students or not. This study also seeks to explore parameters that will identify music as a distraction, obstruction or point of disconnection of students to the lecture/their studies.</text:span> </text:p>
      <text:p text:style-name="P4"/>
      <text:p text:style-name="P9">Rewrite</text:p>
      <text:p text:style-name="P4"/>
      <text:p text:style-name="P6"><text:tab/>The problem that this study seeks to address is the usage of background music during online classes and studies, on whether they are beneficial to the students or not, in terms of their productivity, concentration, and focus. This study also seeks to explore the parameters that will identify music as either a distraction, obstruction, point of disconnection, or a boosting, motivational factor to their studies.</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Light" svg:font-family="'Roboto Light'" style:font-pitch="variable"/>
    <style:font-face style:name="Roboto Serif" svg:font-family="'Rob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1T22:00:03.255000000</meta:creation-date>
    <meta:editing-duration>PT21H23M51S</meta:editing-duration>
    <meta:editing-cycles>7</meta:editing-cycles>
    <meta:generator>LibreOffice/7.3.0.3$Windows_X86_64 LibreOffice_project/0f246aa12d0eee4a0f7adcefbf7c878fc2238db3</meta:generator>
    <dc:title>BAG3</dc:title>
    <dc:date>2022-02-23T11:30:47.716000000</dc:date>
    <meta:document-statistic meta:table-count="0" meta:image-count="0" meta:object-count="0" meta:page-count="1" meta:paragraph-count="7" meta:word-count="135" meta:character-count="855" meta:non-whitespace-character-count="724"/>
    <meta:template xlink:type="simple" xlink:actuate="onRequest" xlink:title="BAG3" xlink:href="../../../../../../../../AppData/Roaming/LibreOffice/4/user/template/BAG3.ott" meta:date="2022-02-21T21:59:46.201000000"/>
  </office:meta>
</office:document-meta>
</file>